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40pt" fo:font-style="normal" fo:font-weight="normal" officeooo:rsid="000af318" officeooo:paragraph-rsid="000af318" style:font-size-asian="40pt" style:font-style-asian="normal" style:font-weight-asian="normal" style:font-size-complex="40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0-02-14T14:38:11.516924312</dc:date>
    <meta:editing-duration>PT1M31S</meta:editing-duration>
    <meta:editing-cycles>7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